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7.559in" fo:margin-left="-0.066in" fo:margin-top="0in" fo:margin-bottom="0in" table:align="left" style:writing-mode="lr-tb"/>
    </style:style>
    <style:style style:name="Table2.A" style:family="table-column">
      <style:table-column-properties style:column-width="5.0028in"/>
    </style:style>
    <style:style style:name="Table2.B" style:family="table-column">
      <style:table-column-properties style:column-width="2.55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2" style:family="table-row">
      <style:table-row-properties style:min-row-height="0.1521in" fo:keep-together="auto"/>
    </style:style>
    <style:style style:name="Table5" style:family="table" style:master-page-name="">
      <style:table-properties style:width="7.75in" fo:margin-left="-0.066in" fo:margin-top="0in" fo:margin-bottom="0in" style:page-number="auto" table:align="left" style:writing-mode="lr-tb"/>
    </style:style>
    <style:style style:name="Table5.A" style:family="table-column">
      <style:table-column-properties style:column-width="5.0028in"/>
    </style:style>
    <style:style style:name="Table5.B" style:family="table-column">
      <style:table-column-properties style:column-width="2.7472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none" style:writing-mode="lr-tb"/>
    </style:style>
    <style:style style:name="Table6" style:family="table">
      <style:table-properties style:width="7.75in" fo:margin-left="-0.066in" fo:margin-top="0in" fo:margin-bottom="0in" table:align="left" style:writing-mode="lr-tb"/>
    </style:style>
    <style:style style:name="Table6.A" style:family="table-column">
      <style:table-column-properties style:column-width="5.0028in"/>
    </style:style>
    <style:style style:name="Table6.B" style:family="table-column">
      <style:table-column-properties style:column-width="2.7472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none" style:writing-mode="lr-tb"/>
    </style:style>
    <style:style style:name="Table6.3" style:family="table-row">
      <style:table-row-properties style:min-row-height="0.5257in" fo:keep-together="auto"/>
    </style:style>
    <style:style style:name="Table6.4" style:family="table-row">
      <style:table-row-properties style:min-row-height="0.4542in" fo:keep-together="auto"/>
    </style:style>
    <style:style style:name="Table1" style:family="table">
      <style:table-properties style:width="7.5597in" fo:margin-left="-0.066in" fo:margin-top="0in" fo:margin-bottom="0in" table:align="left" style:writing-mode="lr-tb"/>
    </style:style>
    <style:style style:name="Table1.A" style:family="table-column">
      <style:table-column-properties style:column-width="5.0035in"/>
    </style:style>
    <style:style style:name="Table1.B" style:family="table-column">
      <style:table-column-properties style:column-width="2.556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1e505f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25d64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7e7be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9pt" fo:language="en" fo:country="US" fo:font-weight="bold" officeooo:paragraph-rsid="001e505f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6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officeooo:paragraph-rsid="001e505f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15%" fo:text-align="center" style:justify-single-word="false"/>
      <style:text-properties fo:color="#000000" loext:opacity="100%" fo:font-size="9pt" officeooo:paragraph-rsid="001ae5af" style:font-size-asian="16pt" style:font-size-complex="16pt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officeooo:paragraph-rsid="001ae5af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1e505f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1f125b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7e7be" officeooo:paragraph-rsid="0027e7be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f125b" officeooo:paragraph-rsid="001f125b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officeooo:paragraph-rsid="002850ae"/>
    </style:style>
    <style:style style:name="P16" style:family="paragraph" style:parent-style-name="List_20_1" style:list-style-name="">
      <style:paragraph-properties fo:margin-left="0.25in" fo:margin-top="0.0835in" fo:margin-bottom="0.0835in" style:contextual-spacing="false" fo:text-indent="-0.25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style:font-size-asian="14pt" style:font-size-complex="14pt"/>
    </style:style>
    <style:style style:name="P17" style:family="paragraph" style:parent-style-name="List_20_1" style:list-style-name="">
      <style:paragraph-properties fo:margin-left="0in" fo:margin-top="0.0835in" fo:margin-bottom="0.0835in" style:contextual-spacing="false" fo:text-indent="0in" style:auto-text-indent="false" fo:padding-left="0in" fo:padding-right="0in" fo:padding-top="0in" fo:padding-bottom="0.0138in" fo:border-left="none" fo:border-right="none" fo:border-top="none" fo:border-bottom="0.51pt solid #000000"/>
      <style:text-properties fo:color="#000000" loext:opacity="100%" fo:font-size="12pt" fo:font-weight="bold" style:font-size-asian="14pt" style:font-weight-asian="bold" style:font-size-complex="14pt" style:font-weight-complex="bold"/>
    </style:style>
    <style:style style:name="P18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style:font-size-asian="14pt" style:font-size-complex="14pt"/>
    </style:style>
    <style:style style:name="P19" style:family="paragraph" style:parent-style-name="List_20_1" style:list-style-name="">
      <style:paragraph-properties fo:margin-left="0in" fo:margin-top="0in" fo:margin-bottom="0.0835in" style:contextual-spacing="false" fo:line-height="0.1201in" fo:text-indent="0in" style:auto-text-indent="false"/>
      <style:text-properties fo:color="#000000" loext:opacity="100%" fo:font-size="9pt" officeooo:paragraph-rsid="001f18bc" style:font-size-asian="14pt" style:font-size-complex="14pt"/>
    </style:style>
    <style:style style:name="P20" style:family="paragraph" style:parent-style-name="List_20_1" style:list-style-name="">
      <style:paragraph-properties fo:margin-left="0in" fo:margin-top="0in" fo:margin-bottom="0.0835in" style:contextual-spacing="false" fo:line-height="0.1201in" fo:text-align="start" style:justify-single-word="false" fo:orphans="2" fo:widows="2" fo:text-indent="0in" style:auto-text-indent="false" style:writing-mode="lr-tb"/>
    </style:style>
    <style:style style:name="P21" style:family="paragraph" style:parent-style-name="Standard">
      <style:paragraph-properties fo:margin-top="0.0835in" fo:margin-bottom="0.0835in" style:contextual-spacing="false"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paragraph-rsid="001f125b" style:font-size-asian="14pt" style:font-weight-asian="bold" style:font-size-complex="14pt" style:font-weight-complex="bold"/>
    </style:style>
    <style:style style:name="P22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>
        <style:tab-stops>
          <style:tab-stop style:position="1.2181in"/>
        </style:tab-stops>
      </style:paragraph-properties>
      <style:text-properties fo:color="#000000" loext:opacity="100%" fo:font-size="12pt" fo:font-weight="bold" officeooo:paragraph-rsid="001e505f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paragraph-rsid="001e505f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1e505f" officeooo:paragraph-rsid="001e505f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272ba1" officeooo:paragraph-rsid="00272ba1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8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bold" officeooo:rsid="0033ea07" officeooo:paragraph-rsid="0033ea07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fo:font-weight="normal" officeooo:rsid="00272ba1" officeooo:paragraph-rsid="00272ba1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30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225d64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paragraph-rsid="002c9276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f125b" officeooo:paragraph-rsid="002c9276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1e505f" officeooo:paragraph-rsid="002c9276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c9276" officeooo:paragraph-rsid="002c9276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e6b87" officeooo:paragraph-rsid="002e6b87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f2f9b" officeooo:paragraph-rsid="002f2f9b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f9468" officeooo:paragraph-rsid="002f9468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2f9468" officeooo:paragraph-rsid="003a6435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301b0a" officeooo:paragraph-rsid="00301b0a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31ce9f" officeooo:paragraph-rsid="0031ce9f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32acf2" officeooo:paragraph-rsid="0032acf2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355890" officeooo:paragraph-rsid="00355890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fo:color="#000000" loext:opacity="100%" style:font-name="Calibri" fo:font-size="9pt" fo:language="en" fo:country="US" officeooo:rsid="0036d4b1" officeooo:paragraph-rsid="0036d4b1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fo:color="#000000" loext:opacity="100%" style:font-name="Calibri" fo:font-size="11pt" fo:language="en" fo:country="US" officeooo:paragraph-rsid="002c9276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 style:list-style-name="L1">
      <loext:graphic-properties draw:fill="none"/>
      <style:paragraph-properties fo:margin-left="0.3752in" fo:margin-right="0in" fo:margin-top="0in" fo:margin-bottom="0in" style:contextual-spacing="false" fo:text-align="start" style:justify-single-word="false" fo:orphans="2" fo:widows="2" fo:text-indent="-0.1866in" style:auto-text-indent="false" fo:background-color="transparent" style:writing-mode="lr-tb">
        <style:tab-stops>
          <style:tab-stop style:position="1.2181in"/>
        </style:tab-stops>
      </style:paragraph-properties>
      <style:text-properties officeooo:paragraph-rsid="0031ce9f"/>
    </style:style>
    <style:style style:name="P46" style:family="paragraph" style:parent-style-name="Standard">
      <style:paragraph-properties fo:margin-top="0in" fo:margin-bottom="0in" style:contextual-spacing="false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355890" style:letter-kerning="true" style:font-name-asian="Calibri2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15%" fo:text-align="start" style:justify-single-word="false" fo:orphans="2" fo:widows="2">
        <style:tab-stops>
          <style:tab-stop style:position="1.2181in"/>
        </style:tab-stops>
      </style:paragraph-properties>
      <style:text-properties style:font-name="Calibri" fo:font-size="11pt" fo:language="en" fo:country="US" officeooo:paragraph-rsid="00225d64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1" style:family="text">
      <style:text-properties fo:color="#000000" loext:opacity="100%" style:font-name="Hepta Slab" fo:font-size="8pt" style:text-underline-style="none" style:font-size-asian="10pt" style:font-size-complex="10pt"/>
    </style:style>
    <style:style style:name="T2" style:family="text">
      <style:text-properties fo:color="#000000" loext:opacity="100%" style:font-name="Hepta Slab" fo:font-size="8pt" style:text-underline-style="none" officeooo:rsid="001e505f" style:font-size-asian="10pt" style:font-size-complex="10pt"/>
    </style:style>
    <style:style style:name="T3" style:family="text">
      <style:text-properties fo:color="#000000" loext:opacity="100%" style:font-name="Hepta Slab" fo:font-size="8pt" style:text-underline-style="none" officeooo:rsid="001f125b" style:font-size-asian="10pt" style:font-size-complex="10pt"/>
    </style:style>
    <style:style style:name="T4" style:family="text">
      <style:text-properties fo:color="#000000" loext:opacity="100%" style:text-underline-style="none"/>
    </style:style>
    <style:style style:name="T5" style:family="text">
      <style:text-properties fo:color="#000000" loext:opacity="100%" fo:font-size="9pt"/>
    </style:style>
    <style:style style:name="T6" style:family="text">
      <style:text-properties fo:color="#000000" loext:opacity="100%" fo:font-size="9pt" fo:font-weight="bold" style:font-weight-asian="bold" style:font-weight-complex="bold"/>
    </style:style>
    <style:style style:name="T7" style:family="text">
      <style:text-properties fo:color="#000000" loext:opacity="100%" fo:font-size="9pt" fo:font-weight="bold" officeooo:rsid="002850ae" style:font-weight-asian="bold" style:font-weight-complex="bold"/>
    </style:style>
    <style:style style:name="T8" style:family="text">
      <style:text-properties fo:color="#000000" loext:opacity="100%" fo:font-size="9pt" fo:font-weight="bold" officeooo:rsid="0027e7be" style:font-weight-asian="bold" style:font-weight-complex="bold"/>
    </style:style>
    <style:style style:name="T9" style:family="text">
      <style:text-properties fo:color="#000000" loext:opacity="100%" fo:font-size="9pt" fo:font-weight="bold" officeooo:rsid="002f9468" style:font-weight-asian="bold" style:font-weight-complex="bold"/>
    </style:style>
    <style:style style:name="T10" style:family="text">
      <style:text-properties fo:color="#000000" loext:opacity="100%" fo:font-size="9pt" fo:font-weight="bold" officeooo:rsid="00225d64" style:font-weight-asian="bold" style:font-weight-complex="bold"/>
    </style:style>
    <style:style style:name="T11" style:family="text">
      <style:text-properties fo:color="#000000" loext:opacity="100%" fo:font-size="9pt" fo:font-weight="bold" officeooo:rsid="00355890" style:font-weight-asian="bold" style:font-weight-complex="bold"/>
    </style:style>
    <style:style style:name="T12" style:family="text">
      <style:text-properties fo:color="#000000" loext:opacity="100%" fo:font-size="9pt" style:font-size-asian="14pt" style:font-size-complex="14pt"/>
    </style:style>
    <style:style style:name="T13" style:family="text">
      <style:text-properties fo:color="#000000" loext:opacity="100%" fo:font-size="9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000000" loext:opacity="100%" fo:font-size="9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color="#000000" loext:opacity="100%" style:font-name="Calibri" fo:font-size="9pt" fo:language="en" fo:country="US" officeooo:rsid="0031ce9f" style:letter-kerning="true" style:font-name-asian="Calibri2" style:font-size-asian="11pt" style:language-asian="en" style:country-asian="US" style:font-size-complex="11pt" style:language-complex="ar" style:country-complex="SA"/>
    </style:style>
    <style:style style:name="T16" style:family="text">
      <style:text-properties fo:color="#000000" loext:opacity="100%" style:font-name="Calibri" fo:font-size="9pt" fo:language="en" fo:country="US" style:text-underline-style="none" fo:font-weight="bold" officeooo:rsid="002850ae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7" style:family="text">
      <style:text-properties fo:color="#000000" loext:opacity="100%" style:font-name="Calibri" fo:font-size="9pt" fo:language="en" fo:country="US" style:text-underline-style="none" fo:font-weight="normal" officeooo:rsid="0031ce9f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18" style:family="text">
      <style:text-properties fo:color="#000000" loext:opacity="100%" style:font-name="Calibri" fo:font-size="9pt" fo:language="en" fo:country="US" fo:font-weight="bold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19" style:family="text">
      <style:text-properties fo:color="#000000" loext:opacity="100%" style:font-name="Calibri" fo:font-size="9pt" fo:language="en" fo:country="US" fo:font-weight="bold" officeooo:rsid="002850ae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20" style:family="text">
      <style:text-properties fo:color="#000000" loext:opacity="100%" style:font-name="Calibri" fo:font-size="9pt" fo:language="en" fo:country="US" fo:font-weight="normal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1" style:family="text">
      <style:text-properties fo:color="#000000" loext:opacity="100%" style:font-name="Calibri" fo:font-size="9pt" fo:language="en" fo:country="US" fo:font-weight="normal" officeooo:rsid="0032acf2" style:letter-kerning="true" style:font-name-asian="Calibri2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22" style:family="text">
      <style:text-properties fo:color="#000000" loext:opacity="100%" fo:font-size="8pt" style:text-underline-style="none" style:font-size-asian="10pt" style:font-size-complex="10pt"/>
    </style:style>
    <style:style style:name="T23" style:family="text">
      <style:text-properties fo:color="#000000" loext:opacity="100%" fo:font-size="8pt" style:text-underline-style="none" officeooo:rsid="001e505f" style:font-size-asian="10pt" style:font-size-complex="10pt"/>
    </style:style>
    <style:style style:name="T24" style:family="text">
      <style:text-properties fo:color="#000000" loext:opacity="100%" fo:font-size="8pt" style:text-underline-style="none" officeooo:rsid="001f125b" style:font-size-asian="10pt" style:font-size-complex="10pt"/>
    </style:style>
    <style:style style:name="T25" style:family="text">
      <style:text-properties fo:color="#000000" loext:opacity="100%" style:font-name="Calibri1" fo:font-size="8pt" style:text-underline-style="none" style:font-size-asian="10pt" style:font-size-complex="10pt"/>
    </style:style>
    <style:style style:name="T26" style:family="text">
      <style:text-properties fo:color="#000000" loext:opacity="100%" style:font-name="Calibri1" fo:font-size="8pt" style:text-underline-style="none" officeooo:rsid="001e505f" style:font-size-asian="10pt" style:font-size-complex="10pt"/>
    </style:style>
    <style:style style:name="T27" style:family="text">
      <style:text-properties fo:color="#000000" loext:opacity="100%" style:font-name="Calibri1" fo:font-size="8pt" style:text-underline-style="none" officeooo:rsid="001f125b" style:font-size-asian="10pt" style:font-size-complex="10pt"/>
    </style:style>
    <style:style style:name="T28" style:family="text">
      <style:text-properties fo:font-size="14pt" fo:font-weight="bold" style:font-weight-asian="bold" style:font-name-complex="Calibri2" style:font-weight-complex="bold"/>
    </style:style>
    <style:style style:name="T29" style:family="text">
      <style:text-properties fo:font-size="14pt" fo:font-weight="bold" officeooo:rsid="001ae5af" style:font-weight-asian="bold" style:font-name-complex="Calibri2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0039e" style:font-style-asian="italic" style:font-style-complex="italic"/>
    </style:style>
    <style:style style:name="T32" style:family="text">
      <style:text-properties fo:font-style="italic" officeooo:rsid="002521cb" style:font-style-asian="italic" style:font-style-complex="italic"/>
    </style:style>
    <style:style style:name="T33" style:family="text">
      <style:text-properties fo:font-style="italic" officeooo:rsid="0027e7be" style:font-style-asian="italic" style:font-style-complex="italic"/>
    </style:style>
    <style:style style:name="T34" style:family="text">
      <style:text-properties fo:font-style="italic" officeooo:rsid="002850ae" style:font-style-asian="italic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1d8a80" style:font-weight-asian="bold" style:font-weight-complex="bold"/>
    </style:style>
    <style:style style:name="T37" style:family="text">
      <style:text-properties fo:font-weight="bold" officeooo:rsid="001e505f" style:font-weight-asian="bold" style:font-weight-complex="bold"/>
    </style:style>
    <style:style style:name="T38" style:family="text">
      <style:text-properties fo:font-weight="bold" officeooo:rsid="002c9276" style:font-weight-asian="bold" style:font-weight-complex="bold"/>
    </style:style>
    <style:style style:name="T39" style:family="text">
      <style:text-properties fo:font-weight="bold" style:font-weight-asian="bold" style:font-name-complex="Calibri2" style:font-weight-complex="bold"/>
    </style:style>
    <style:style style:name="T40" style:family="text">
      <style:text-properties fo:font-weight="bold" officeooo:rsid="001d8a80" style:font-weight-asian="bold" style:font-name-complex="Calibri2" style:font-weight-complex="bold"/>
    </style:style>
    <style:style style:name="T41" style:family="text">
      <style:text-properties fo:font-size="9pt" fo:font-weight="bold" style:font-weight-asian="bold" style:font-weight-complex="bold"/>
    </style:style>
    <style:style style:name="T42" style:family="text">
      <style:text-properties fo:font-size="9pt" fo:font-weight="bold" officeooo:rsid="001ae5af" style:font-weight-asian="bold" style:font-weight-complex="bold"/>
    </style:style>
    <style:style style:name="T43" style:family="text">
      <style:text-properties fo:font-size="9pt" fo:font-weight="bold" officeooo:rsid="0025189c" style:font-weight-asian="bold" style:font-weight-complex="bold"/>
    </style:style>
    <style:style style:name="T44" style:family="text">
      <style:text-properties fo:font-size="9pt" fo:font-weight="bold" officeooo:rsid="001c191a" style:font-weight-asian="bold" style:font-weight-complex="bold"/>
    </style:style>
    <style:style style:name="T45" style:family="text">
      <style:text-properties fo:font-size="9pt" fo:font-weight="bold" officeooo:rsid="00272ba1" style:font-weight-asian="bold" style:font-weight-complex="bold"/>
    </style:style>
    <style:style style:name="T46" style:family="text">
      <style:text-properties fo:font-size="9pt" fo:font-weight="bold" officeooo:rsid="002c9276" style:font-weight-asian="bold" style:font-weight-complex="bold"/>
    </style:style>
    <style:style style:name="T47" style:family="text">
      <style:text-properties fo:font-size="9pt" fo:font-weight="normal" officeooo:rsid="00272ba1" style:font-weight-asian="normal" style:font-weight-complex="normal"/>
    </style:style>
    <style:style style:name="T48" style:family="text">
      <style:text-properties fo:font-size="9pt" fo:font-weight="normal" officeooo:rsid="001d8a80" style:font-weight-asian="normal" style:font-weight-complex="normal"/>
    </style:style>
    <style:style style:name="T49" style:family="text">
      <style:text-properties fo:font-size="9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0" style:family="text">
      <style:text-properties style:font-name="Calibri" fo:font-size="9pt" fo:language="en" fo:country="US" fo:font-weight="bold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1" style:family="text">
      <style:text-properties style:font-name="Calibri" fo:font-size="9pt" fo:language="en" fo:country="US" fo:font-weight="bold" officeooo:rsid="001ae5af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2" style:family="text">
      <style:text-properties style:font-name="Calibri" fo:font-size="9pt" fo:language="en" fo:country="US" fo:font-weight="bold" officeooo:rsid="001d8a80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3" style:family="text">
      <style:text-properties style:font-name="Calibri" fo:font-size="9pt" fo:language="en" fo:country="US" fo:font-weight="bold" officeooo:rsid="0025189c" style:letter-kerning="true" style:font-name-asian="Calibri2" style:font-size-asian="11pt" style:language-asian="en" style:country-asian="US" style:font-weight-asian="bold" style:font-size-complex="11pt" style:language-complex="ar" style:country-complex="SA" style:font-weight-complex="bold"/>
    </style:style>
    <style:style style:name="T54" style:family="text">
      <style:text-properties officeooo:rsid="001d8a80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1d8a8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e505f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f125b" style:font-style-asian="normal" style:font-weight-asian="normal" style:font-style-complex="normal" style:font-weight-complex="normal"/>
    </style:style>
    <style:style style:name="T59" style:family="text">
      <style:text-properties officeooo:rsid="001f125b"/>
    </style:style>
    <style:style style:name="T60" style:family="text">
      <style:text-properties officeooo:rsid="001f18bc"/>
    </style:style>
    <style:style style:name="T61" style:family="text">
      <style:text-properties officeooo:rsid="0020039e"/>
    </style:style>
    <style:style style:name="T62" style:family="text">
      <style:text-properties officeooo:rsid="0027e7be"/>
    </style:style>
    <style:style style:name="T63" style:family="text">
      <style:text-properties officeooo:rsid="002e6b87"/>
    </style:style>
    <style:style style:name="T64" style:family="text">
      <style:text-properties style:text-position="super 58%"/>
    </style:style>
    <style:style style:name="T65" style:family="text">
      <style:text-properties style:text-position="super 58%" officeooo:rsid="0033ea07"/>
    </style:style>
    <style:style style:name="T66" style:family="text">
      <style:text-properties style:text-position="super 58%" officeooo:rsid="003a6435"/>
    </style:style>
    <style:style style:name="T67" style:family="text">
      <style:text-properties style:text-position="0% 100%"/>
    </style:style>
    <style:style style:name="T68" style:family="text">
      <style:text-properties style:text-position="0% 100%" officeooo:rsid="0033ea07"/>
    </style:style>
    <style:style style:name="T69" style:family="text">
      <style:text-properties style:text-position="0% 100%" fo:font-style="italic" style:font-style-asian="italic" style:font-style-complex="italic"/>
    </style:style>
    <style:style style:name="T70" style:family="text">
      <style:text-properties style:text-position="0% 100%" officeooo:rsid="0036d4b1"/>
    </style:style>
    <style:style style:name="T71" style:family="text">
      <style:text-properties style:text-position="0% 100%" officeooo:rsid="003a6435"/>
    </style:style>
    <style:style style:name="T72" style:family="text">
      <style:text-properties officeooo:rsid="00301b0a"/>
    </style:style>
    <style:style style:name="T73" style:family="text">
      <style:text-properties officeooo:rsid="0031ce9f"/>
    </style:style>
    <style:style style:name="T74" style:family="text">
      <style:text-properties officeooo:rsid="0033ea07"/>
    </style:style>
    <style:style style:name="T75" style:family="text">
      <style:text-properties fo:color="#bf0041" loext:opacity="100%" style:font-name="Hepta Slab" fo:font-size="8pt" style:text-underline-style="none" officeooo:rsid="001f125b" style:font-size-asian="10pt" style:font-size-complex="10pt"/>
    </style:style>
    <style:style style:name="T76" style:family="text">
      <style:text-properties fo:color="#111111" loext:opacity="100%" style:font-name="Hepta Slab" fo:font-size="8pt" style:text-underline-style="none" officeooo:rsid="001f125b" style:font-size-asian="10pt" style:font-size-complex="10pt"/>
    </style:style>
    <style:style style:name="T77" style:family="text">
      <style:text-properties style:use-window-font-color="true" loext:opacity="0%" style:font-name="Hepta Slab" fo:font-size="8pt" style:text-underline-style="none" style:font-size-asian="10pt" style:font-size-complex="10pt"/>
    </style:style>
    <style:style style:name="T78" style:family="text">
      <style:text-properties style:use-window-font-color="true" loext:opacity="0%" style:font-name="Hepta Slab" fo:font-size="8pt" style:text-underline-style="none" officeooo:rsid="001f125b" style:font-size-asian="10pt" style:font-size-complex="10pt"/>
    </style:style>
    <style:style style:name="T79" style:family="text">
      <style:text-properties style:use-window-font-color="true" loext:opacity="0%" style:font-name="Hepta Slab" fo:font-size="8pt" style:text-underline-style="none" officeooo:rsid="001e505f" style:font-size-asian="10pt" style:font-size-complex="10pt"/>
    </style:style>
    <style:style style:name="T80" style:family="text">
      <style:text-properties style:use-window-font-color="true" loext:opacity="0%" fo:font-size="9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fo:color="#000001" loext:opacity="100%" fo:font-size="9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fo:color="#000001" loext:opacity="100%" fo:font-size="9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officeooo:rsid="003a6435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9">­</text:span><text:span text:style-name="T28">Jacob B. Collins</text:span></text:p>
      <text:p text:style-name="P20"><text:span text:style-name="Internet_20_link"><text:span text:style-name="T14">jbcollins@csuchico.edu <text:s text:c="2"/>| <text:s text:c="2"/>(925) 207-0765 <text:s text:c="2"/>| <text:s text:c="2"/></text:span></text:span><text:a xlink:type="simple" xlink:href="https://github.com/collinsjacob127" text:style-name="Internet_20_link" text:visited-style-name="Visited_20_Internet_20_Link"><text:span text:style-name="Internet_20_link"><text:span text:style-name="T82">GitHub.com/collinsjacob127</text:span></text:span></text:a><text:span text:style-name="Internet_20_link"><text:span text:style-name="T14"> <text:s text:c="2"/>| <text:s text:c="2"/></text:span></text:span><text:a xlink:type="simple" xlink:href="https://www.linkedin.com/in/collinsjacob127/" text:style-name="Internet_20_link" text:visited-style-name="Visited_20_Internet_20_Link"><text:span text:style-name="Internet_20_link"><text:span text:style-name="T82">Linkedin.com/in/collinsjacob127</text:span></text:span></text:a><text:span text:style-name="Internet_20_link"><text:span text:style-name="T14"> <text:s text:c="2"/>| <text:s text:c="2"/>Chico, CA</text:span></text:span></text:p>
      <text:p text:style-name="P21">EDUCATION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52">M.S. </text:span><text:span text:style-name="T50">Computer Scienc</text:span><text:span text:style-name="T51">e</text:span><text:span text:style-name="T50"> <text:s/></text:span><text:span text:style-name="T53">| <text:s/></text:span><text:span text:style-name="T51">Expected Graduation: December 2026</text:span></text:p>
          </table:table-cell>
          <table:table-cell table:style-name="Table2.A1" office:value-type="string">
            <text:p text:style-name="P23">California State University, Chico</text:p>
          </table:table-cell>
        </table:table-row>
        <table:table-row table:style-name="Table2.2">
          <table:table-cell table:style-name="Table2.A1" office:value-type="string">
            <text:p text:style-name="P44"><text:span text:style-name="T42">B.S.</text:span><text:span text:style-name="T41"> Computer Science <text:s/></text:span><text:span text:style-name="T46">| <text:s/></text:span><text:span text:style-name="T48">Cum Laude</text:span><text:span text:style-name="T44"> <text:s/></text:span><text:span text:style-name="T45">| <text:s/></text:span><text:span text:style-name="T47">December 2025</text:span><text:span text:style-name="T45"> <text:s/></text:span><text:span text:style-name="T43">|</text:span><text:span text:style-name="T47"> <text:s/></text:span><text:span text:style-name="T42">GPA: 3.7</text:span><text:span text:style-name="T44">4</text:span></text:p>
          </table:table-cell>
          <table:table-cell table:style-name="Table2.A1" office:value-type="string">
            <text:p text:style-name="P9"><text:span text:style-name="T35"/></text:p>
          </table:table-cell>
        </table:table-row>
        <table:table-row table:style-name="Table2.2">
          <table:table-cell table:style-name="Table2.A1" office:value-type="string">
            <text:p text:style-name="P14"><text:span text:style-name="T41">Data Science Certificate <text:s/></text:span><text:span text:style-name="T45">| </text:span><text:span text:style-name="T47">December 2025</text:span></text:p>
          </table:table-cell>
          <table:table-cell table:style-name="Table2.A1" office:value-type="string">
            <text:p text:style-name="P9"><text:span text:style-name="T35"/></text:p>
          </table:table-cell>
        </table:table-row>
        <table:table-row table:style-name="Table2.2">
          <table:table-cell table:style-name="Table2.A1" office:value-type="string">
            <text:p text:style-name="P29">HPC &amp; Quantum Computing Club <text:s/>| President</text:p>
          </table:table-cell>
          <table:table-cell table:style-name="Table2.A1" office:value-type="string">
            <text:p text:style-name="P9"/>
          </table:table-cell>
        </table:table-row>
        <table:table-row table:style-name="Table2.2">
          <table:table-cell table:style-name="Table2.A1" office:value-type="string">
            <text:p text:style-name="P29">CSCI Research Enthusiasts Club <text:s/>| <text:s/>President</text:p>
          </table:table-cell>
          <table:table-cell table:style-name="Table2.A1" office:value-type="string">
            <text:p text:style-name="P9"/>
          </table:table-cell>
        </table:table-row>
      </table:table>
      <text:p text:style-name="P16"><text:span text:style-name="T39">S</text:span><text:span text:style-name="T40">KILLS</text:span></text:p>
      <text:p text:style-name="P18"><text:span text:style-name="T36">Programming</text:span><text:span text:style-name="T35">:</text:span> <text:span text:style-name="T55">C/C++, <text:s/>Python, <text:s/></text:span><text:span text:style-name="T56">R, <text:s/>MPI, <text:s/></text:span><text:span text:style-name="T57">OpenMP,</text:span><text:span text:style-name="T56"> <text:s/>Pthreads, <text:s/>CUDA-</text:span><text:span text:style-name="T58">Q, <text:s/>Qiskit</text:span><text:span text:style-name="T56">, <text:s/></text:span><text:span text:style-name="T58">UDS, <text:s/>Winsock</text:span></text:p>
      <text:p text:style-name="P19"><text:span text:style-name="T36">Tools &amp; Libraries</text:span><text:span text:style-name="T35">:</text:span> <text:span text:style-name="T54">OpenCV, <text:s/>NetworkX, <text:s/></text:span><text:span text:style-name="T59">PyTorch, <text:s/></text:span><text:span text:style-name="T54">Slurm, <text:s/>Docker, <text:s/>Singularity, <text:s/></text:span><text:span text:style-name="T60">SDL, <text:s/></text:span><text:span text:style-name="T54">Git CLI, <text:s/></text:span><text:span text:style-name="T60">C</text:span><text:span text:style-name="T62">M</text:span><text:span text:style-name="T60">ake, </text:span><text:span text:style-name="T62">GCE</text:span></text:p>
      <text:p text:style-name="P22">PUBLICATION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4">Mission Planning Simulation and Design Software Scaling</text:p>
            <text:p text:style-name="P24">for Shared and Distributed Memory Computing</text:p>
            <text:list text:style-name="L1">
              <text:list-item>
                <text:p text:style-name="P34"><text:span text:style-name="T63">Modified NASA’s GMAT to run d</text:span>istributed Monte-Carlo simulations.</text:p>
              </text:list-item>
              <text:list-item>
                <text:p text:style-name="P34">Used OpenMP to parallelize <text:span text:style-name="T63">6-DOF Runge-Kutte integration.</text:span></text:p>
              </text:list-item>
              <text:list-item>
                <text:p text:style-name="P36">Automated testing with Bash scripts.</text:p>
              </text:list-item>
              <text:list-item>
                <text:p text:style-name="P35"><text:span text:style-name="T30">2,387% Speedup</text:span> on a 62-node system <text:span text:style-name="T30">(96.2% parallel).</text:span></text:p>
              </text:list-item>
            </text:list>
          </table:table-cell>
          <table:table-cell table:style-name="Table5.A1" office:value-type="string">
            <text:p text:style-name="P13">IEEE Aerospace <text:span text:style-name="T61">Conference </text:span>2026 <text:span text:style-name="T61">10.0304</text:span></text:p>
            <text:p text:style-name="P11"><text:span text:style-name="T38">Tools</text:span><text:span text:style-name="T35">: </text:span><text:span text:style-name="T31">MPI, <text:s/>OpenMP, <text:s/>CMake, <text:s/>Bash, <text:s/>C++</text:span></text:p>
          </table:table-cell>
        </table:table-row>
        <table:table-row table:style-name="Table5.1">
          <table:table-cell table:style-name="Table5.A1" office:value-type="string">
            <text:p text:style-name="P24">Quantum Semiprime Factorization: Leveraging Grover’s Algorithm for</text:p>
            <text:p text:style-name="P24">Efficient Prime Decomposition</text:p>
            <text:list text:continue-numbering="true" text:style-name="L1">
              <text:list-item>
                <text:p text:style-name="P36">Wrote a generalized quantum circuit construction <text:span text:style-name="T73">&amp; testing program.</text:span></text:p>
              </text:list-item>
              <text:list-item>
                <text:p text:style-name="P36">Utilized Grover’s Algorithm to find prime factors.</text:p>
              </text:list-item>
              <text:list-item>
                <text:p text:style-name="P36">New method that uses asymptotically less qubits than alternatives.</text:p>
              </text:list-item>
              <text:list-item>
                <text:p text:style-name="P36">Ran tests as Slurm jobs on SDSC Expanse with custom singularity container.</text:p>
              </text:list-item>
            </text:list>
          </table:table-cell>
          <table:table-cell table:style-name="Table5.A1" office:value-type="string">
            <text:p text:style-name="P5"><text:a xlink:type="simple" xlink:href="https://github.com/cscsu-conference/cscsu-conference.github.io/blob/master/index25.md" text:style-name="Internet_20_link" text:visited-style-name="Visited_20_Internet_20_Link"><text:span text:style-name="T4">CS-CSU 2025 Research Conference</text:span></text:a></text:p>
            <text:p text:style-name="P32"><text:span text:style-name="T38">Tools</text:span><text:span text:style-name="T35">:</text:span> <text:span text:style-name="T31">Slurm, <text:s/>Singularity, <text:s/>CUDA-Q, <text:s/>C++</text:span></text:p>
          </table:table-cell>
        </table:table-row>
      </table:table>
      <text:p text:style-name="P6"><text:span text:style-name="T37">P</text:span><text:span text:style-name="T35">ROJECTS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5">Distributed Sieve of Eratosthenes</text:p>
            <text:list text:continue-numbering="true" text:style-name="L1">
              <text:list-item>
                <text:p text:style-name="P38"><text:span text:style-name="T72">Implemented</text:span> a large <text:span text:style-name="T67">prime number sieve (</text:span><text:span text:style-name="T71">p</text:span><text:span text:style-name="T66">2</text:span><text:span text:style-name="T67"> &lt; 2</text:span><text:span text:style-name="T64">128 </text:span><text:span text:style-name="T67">) from scratch in C.</text:span></text:p>
              </text:list-item>
              <text:list-item>
                <text:p text:style-name="P37">MPI for <text:span text:style-name="T83">distributed</text:span> <text:span text:style-name="T83">memory </text:span>scaling, OpenMP for <text:span text:style-name="T83">shared memory</text:span> scaling.</text:p>
              </text:list-item>
              <text:list-item>
                <text:p text:style-name="P39">Sieve is a bit-indexed array to maximize memory efficiency.</text:p>
              </text:list-item>
              <text:list-item>
                <text:p text:style-name="P39">Ran tests via Slurm on SDSC Expanse using 16 nodes x 128 threads/node.</text:p>
              </text:list-item>
              <text:list-item>
                <text:p text:style-name="P39"><text:span text:style-name="T30">12,655% speedup </text:span><text:span text:style-name="T69">(99.3% parallel) </text:span><text:span text:style-name="T68">observed finding all primes &lt; 10</text:span><text:span text:style-name="T65">10</text:span></text:p>
              </text:list-item>
            </text:list>
          </table:table-cell>
          <table:table-cell table:style-name="Table6.A1" office:value-type="string">
            <text:p text:style-name="P33"><text:span text:style-name="T38">Tools</text:span><text:span text:style-name="T35">:</text:span> <text:span text:style-name="T32">Slurm, <text:s/></text:span><text:span text:style-name="T30">MPI, <text:s/>OpenMP, <text:s/>C</text:span></text:p>
          </table:table-cell>
        </table:table-row>
        <table:table-row table:style-name="Table6.1">
          <table:table-cell table:style-name="Table6.A1" office:value-type="string">
            <text:p text:style-name="P26">Low-Latency Cross-NAT Multiplayer Game</text:p>
            <text:list text:continue-numbering="true" text:style-name="L1">
              <text:list-item>
                <text:p text:style-name="P40"><text:span text:style-name="T67">Fully functional cross-platform game engine and server from scratch in C++.</text:span></text:p>
              </text:list-item>
              <text:list-item>
                <text:p text:style-name="P40">Matchmaking server hosted on Google Cloud Enterprise (GCE) VM.</text:p>
              </text:list-item>
              <text:list-item>
                <text:p text:style-name="P40">Client-side network functions written for both UNIX sockets and Winsock.</text:p>
              </text:list-item>
              <text:list-item>
                <text:p text:style-name="P45"><text:span text:style-name="T15">Implemented </text:span><text:a xlink:type="simple" xlink:href="https://pdos.csail.mit.edu/papers/p2pnat.pdf" text:style-name="Internet_20_link" text:visited-style-name="Visited_20_Internet_20_Link"><text:span text:style-name="Internet_20_link"><text:span text:style-name="T20">UDP Hole </text:span></text:span><text:span text:style-name="Internet_20_link"><text:span text:style-name="T21">P</text:span></text:span><text:span text:style-name="Internet_20_link"><text:span text:style-name="T20">unch</text:span></text:span></text:a><text:span text:style-name="Internet_20_link"><text:span text:style-name="T17"> for clients to achieve cross-NAT P2P.</text:span></text:span></text:p>
              </text:list-item>
            </text:list>
          </table:table-cell>
          <table:table-cell table:style-name="Table6.A1" office:value-type="string">
            <text:p text:style-name="P4"><text:span text:style-name="T8">Source - </text:span><text:a xlink:type="simple" xlink:href="https://github.com/collinsjacob127/GoblinColosseum" text:style-name="Internet_20_link" text:visited-style-name="Visited_20_Internet_20_Link"><text:span text:style-name="Internet_20_link"><text:span text:style-name="T6">GitHub</text:span></text:span></text:a></text:p>
            <text:p text:style-name="P31"><text:span text:style-name="T38">Tools</text:span><text:span text:style-name="T35">:</text:span> <text:span text:style-name="T33">UDS, <text:s/>Winsock, <text:s/>CMake, <text:s/>GCE, <text:s/>SDL, <text:s/>C++</text:span></text:p>
          </table:table-cell>
        </table:table-row>
        <table:table-row table:style-name="Table6.3">
          <table:table-cell table:style-name="Table6.A1" office:value-type="string">
            <text:p text:style-name="P10"><text:span text:style-name="T35">Iterative </text:span><text:span text:style-name="T37">Network Simulation</text:span></text:p>
            <text:list text:continue-numbering="true" text:style-name="L1">
              <text:list-item>
                <text:p text:style-name="P41"><text:span text:style-name="T67">Simulated an iterative adaptation of the prisoner’s dilemma.</text:span></text:p>
              </text:list-item>
              <text:list-item>
                <text:p text:style-name="P41">Ran testing to view behavior provided varying network structures.</text:p>
              </text:list-item>
              <text:list-item>
                <text:p text:style-name="P41">Automated generation of animations to visualize the scenario over time.</text:p>
              </text:list-item>
            </text:list>
          </table:table-cell>
          <table:table-cell table:style-name="Table6.A1" office:value-type="string">
            <text:p text:style-name="P2"><text:span text:style-name="T9">Source -</text:span><text:span text:style-name="T6"> </text:span><text:a xlink:type="simple" xlink:href="https://github.com/collinsjacob127/IterativePrisonersDilemma" text:style-name="Internet_20_link" text:visited-style-name="Visited_20_Internet_20_Link"><text:span text:style-name="Internet_20_link"><text:span text:style-name="T6">GitHub</text:span></text:span></text:a></text:p>
            <text:p text:style-name="P31"><text:span text:style-name="T38">Tools</text:span><text:span text:style-name="T35">:</text:span> P<text:span text:style-name="T30">ython, <text:s/>NetworkX</text:span></text:p>
          </table:table-cell>
        </table:table-row>
        <table:table-row table:style-name="Table6.4">
          <table:table-cell table:style-name="Table6.A1" office:value-type="string">
            <text:p text:style-name="P12"><text:span text:style-name="T37">R</text:span><text:span text:style-name="T35">oad Network Processing &amp; Analysis</text:span></text:p>
            <text:list text:continue-numbering="true" text:style-name="L1">
              <text:list-item>
                <text:p text:style-name="P41"><text:span text:style-name="T67">Designed a road network extraction &amp; processing pipeline for OSM data.</text:span></text:p>
              </text:list-item>
              <text:list-item>
                <text:p text:style-name="P41">Prioritized memory efficiency by parsing file streams with low overhead.</text:p>
              </text:list-item>
            </text:list>
          </table:table-cell>
          <table:table-cell table:style-name="Table6.A1" office:value-type="string">
            <text:p text:style-name="P15"><text:span text:style-name="T19">Writeup on </text:span><text:a xlink:type="simple" xlink:href="https://data-490.github.io/2025-jacob-collins/" text:style-name="Internet_20_link" text:visited-style-name="Visited_20_Internet_20_Link"><text:span text:style-name="Internet_20_link"><text:span text:style-name="T19">Pages</text:span></text:span></text:a><text:span text:style-name="Internet_20_link"><text:span text:style-name="T16"> </text:span></text:span><text:span text:style-name="T19"><text:s/>| <text:s/>Source</text:span><text:span text:style-name="T18"> - </text:span><text:a xlink:type="simple" xlink:href="https://github.com/DATA-490/2025-jacob-collins" text:style-name="Internet_20_link" text:visited-style-name="Visited_20_Internet_20_Link"><text:span text:style-name="Internet_20_link"><text:span text:style-name="T18">GitHub</text:span></text:span></text:a></text:p>
            <text:p text:style-name="P31"><text:span text:style-name="T38">Tools</text:span><text:span text:style-name="T35">:</text:span> <text:span text:style-name="T30">Python, <text:s/>NetworkX, <text:s/></text:span><text:span text:style-name="T34">R, <text:s/>Bash</text:span></text:p>
          </table:table-cell>
        </table:table-row>
      </table:table>
      <text:p text:style-name="P17">EMPLOYMEN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T11">i</text:span><text:span text:style-name="T10">-SAIL </text:span><text:span text:style-name="T6">Lab</text:span><text:span text:style-name="T10"> </text:span><text:span text:style-name="T6">Assistant</text:span></text:p>
            <text:list text:continue-numbering="true" text:style-name="L1">
              <text:list-item>
                <text:p text:style-name="P42"><text:span text:style-name="T70">Organized</text:span><text:span text:style-name="T67"> </text:span><text:span text:style-name="T70">budget</text:span><text:span text:style-name="T67">, </text:span><text:span text:style-name="T70">purchase orders</text:span><text:span text:style-name="T67">, </text:span><text:span text:style-name="T70">diagrams, etc. for WIP computer lab.</text:span></text:p>
              </text:list-item>
              <text:list-item>
                <text:p text:style-name="P43">Designed 3D models of lab space &amp; equipment to verify lab plans.</text:p>
              </text:list-item>
              <text:list-item>
                <text:p text:style-name="P42">In-person liaison for students in summer research program.</text:p>
              </text:list-item>
            </text:list>
          </table:table-cell>
          <table:table-cell table:style-name="Table1.A1" office:value-type="string">
            <text:p text:style-name="P28">California State University, Chico</text:p>
            <text:p text:style-name="P3"><text:a xlink:type="simple" xlink:href="https://sites.google.com/mail.csuchico.edu/sbsiewert/home" text:style-name="Internet_20_link" text:visited-style-name="Visited_20_Internet_20_Link"><text:span text:style-name="Internet_20_link"><text:span text:style-name="T5">Dr. Sam Siewert</text:span></text:span></text:a></text:p>
            <text:p text:style-name="P30">June 202<text:span text:style-name="T74">5</text:span> – <text:span text:style-name="T74">August</text:span> 202<text:span text:style-name="T74">5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7">Lead </text:span><text:span text:style-name="T6">Student Research Assistant</text:span></text:p>
            <text:list text:continue-numbering="true" text:style-name="L1">
              <text:list-item>
                <text:p text:style-name="P41"><text:span text:style-name="T67">Coordinated student research efforts involving quantum computing.</text:span></text:p>
              </text:list-item>
              <text:list-item>
                <text:p text:style-name="P41">Taught how to design &amp; simulate quantum circuits with CUDA-Q in C++.</text:p>
              </text:list-item>
            </text:list>
          </table:table-cell>
          <table:table-cell table:style-name="Table1.A1" office:value-type="string">
            <text:p text:style-name="P27">Chico State Enterprises</text:p>
            <text:p text:style-name="P3"><text:a xlink:type="simple" xlink:href="https://www.csuchico.edu/curee/fellows-program/raigoza.shtml" text:style-name="Internet_20_link" text:visited-style-name="Visited_20_Internet_20_Link"><text:span text:style-name="Internet_20_link"><text:span text:style-name="T5">Dr. Jaime Raigoza</text:span></text:span></text:a><text:span text:style-name="T5">, <text:s/></text:span><text:a xlink:type="simple" xlink:href="https://sites.google.com/mail.csuchico.edu/sbsiewert/home" text:style-name="Internet_20_link" text:visited-style-name="Visited_20_Internet_20_Link"><text:span text:style-name="Internet_20_link"><text:span text:style-name="T5">Dr. Sam Siewert</text:span></text:span></text:a></text:p>
            <text:p text:style-name="P30">June 2024 – December 2024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Hepta Slab" svg:font-family="'Hepta Slab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Calibri2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evision" style:family="paragraph">
      <style:paragraph-properties fo:margin-top="0in" fo:margin-bottom="0in" style:contextual-spacing="false" fo:text-align="start" style:justify-single-word="false" fo:orphans="2" fo:widows="2" style:writing-mode="lr-tb"/>
    </style:style>
    <style:style style:name="List_20_Paragraph" style:display-name="List Paragraph" style:family="paragraph" style:parent-style-name="Standard">
      <style:paragraph-properties fo:margin-left="0.5in" fo:margin-top="0in" fo:margin-bottom="0.0835in" style:contextual-spacing="true"/>
    </style:style>
    <style:style style:name="List_20_1" style:display-name="List 1" style:family="paragraph" style:parent-style-name="Standard" style:list-style-name="WWNum2" style:class="list">
      <style:paragraph-properties fo:margin-top="0in" fo:margin-bottom="0.0835in" style:contextual-spacing="tru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fo:color="#000000" loext:opacity="100%" style:font-name="Hepta Slab" fo:font-family="'Hepta Slab'" style:font-family-generic="roman" style:font-pitch="variable" fo:font-size="10pt" style:text-underline-style="none" style:font-size-asian="10pt" style:font-size-complex="10pt">
        <loext:char-complex-color loext:theme-type="dark1" loext:color-type="theme"/>
      </style:text-properties>
    </style:style>
    <style:style style:name="ListLabel_20_15" style:display-name="ListLabel 15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6" style:display-name="ListLabel 16" style:family="text">
      <style:text-properties fo:color="#1155cc" loext:opacity="100%" style:font-name="Hepta Slab" fo:font-family="'Hepta Slab'" style:font-family-generic="roman" style:font-pitch="variable" fo:font-size="8pt" style:font-size-asian="8pt" style:font-size-complex="8pt"/>
    </style:style>
    <style:style style:name="ListLabel_20_17" style:display-name="ListLabel 17" style:family="text">
      <style:text-properties fo:color="#000000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dark1" loext:color-type="theme"/>
      </style:text-properties>
    </style:style>
    <style:style style:name="ListLabel_20_18" style:display-name="ListLabel 18" style:family="text">
      <style:text-properties fo:color="#4472c4" loext:opacity="100%" style:font-name="Hepta Slab" fo:font-family="'Hepta Slab'" style:font-family-generic="roman" style:font-pitch="variable" fo:font-size="8pt" style:text-underline-style="none" style:font-size-asian="8pt" style:font-size-complex="8pt">
        <loext:char-complex-color loext:theme-type="accent1" loext:color-type="theme"/>
      </style:text-properties>
    </style:style>
    <style:style style:name="ListLabel_20_19" style:display-name="ListLabel 19" style:family="text"/>
    <style:style style:name="ListLabel_20_20" style:display-name="ListLabel 20" style:family="text">
      <style:text-properties fo:font-weight="bold" style:font-weight-asian="bold" style:font-weight-complex="bold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2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cob B Collins</meta:initial-creator>
    <meta:editing-cycles>22</meta:editing-cycles>
    <meta:print-date>2026-02-19T17:26:30.158299394</meta:print-date>
    <meta:creation-date>2025-01-29T16:48:00</meta:creation-date>
    <dc:date>2026-02-19T18:07:18.981017886</dc:date>
    <meta:editing-duration>P1DT5H7M35S</meta:editing-duration>
    <meta:generator>LibreOffice/24.2.7.2$Linux_X86_64 LibreOffice_project/420$Build-2</meta:generator>
    <meta:printed-by>PDF files</meta:printed-by>
    <meta:document-statistic meta:table-count="4" meta:image-count="0" meta:object-count="0" meta:page-count="2" meta:paragraph-count="69" meta:word-count="496" meta:character-count="3325" meta:non-whitespace-character-count="2857"/>
    <meta:user-defined meta:name="AppVersion">16.0000</meta:user-defined>
    <meta:template xlink:type="simple" xlink:actuate="onRequest" xlink:title="Normal.dotm" xlink:href=""/>
  </office:meta>
</office:document-meta>
</file>